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cima Nova Pro" svg:font-family="'Decima Nova Pro'"/>
    <style:font-face style:name="Tahoma1" svg:font-family="Tahoma"/>
    <style:font-face style:name="Inconsolata" svg:font-family="Inconsolata"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Inconsolata" officeooo:rsid="0002e8ac" officeooo:paragraph-rsid="0002e8ac"/>
    </style:style>
    <style:style style:name="P2" style:family="paragraph" style:parent-style-name="Standard">
      <style:paragraph-properties fo:text-align="center" style:justify-single-word="false"/>
      <style:text-properties style:font-name="Inconsolata" fo:font-size="18pt" fo:font-weight="bold" officeooo:rsid="0002e8ac" officeooo:paragraph-rsid="0002e8ac" style:font-size-asian="18pt" style:font-weight-asian="bold" style:font-size-complex="18pt" style:font-weight-complex="bold"/>
    </style:style>
    <style:style style:name="P3" style:family="paragraph" style:parent-style-name="Standard">
      <style:paragraph-properties fo:text-align="justify" style:justify-single-word="false"/>
      <style:text-properties style:font-name="Inconsolata" fo:font-size="15pt" officeooo:rsid="0002e8ac" officeooo:paragraph-rsid="0002e8ac" style:font-size-asian="15pt" style:font-size-complex="15pt"/>
    </style:style>
    <style:style style:name="P4" style:family="paragraph" style:parent-style-name="Standard" style:list-style-name="L1">
      <style:paragraph-properties fo:text-align="justify" style:justify-single-word="false"/>
      <style:text-properties style:font-name="Inconsolata" fo:font-size="15pt" officeooo:rsid="0002e8ac" officeooo:paragraph-rsid="0002e8ac" style:font-size-asian="15pt" style:font-size-complex="15pt"/>
    </style:style>
    <style:style style:name="P5" style:family="paragraph" style:parent-style-name="Standard" style:list-style-name="L1">
      <style:paragraph-properties fo:text-align="justify" style:justify-single-word="false"/>
      <style:text-properties fo:color="#000000" style:font-name="Inconsolata" fo:font-size="15pt" officeooo:rsid="0002e8ac" officeooo:paragraph-rsid="0002e8ac" style:font-size-asian="15pt" style:font-size-complex="15pt"/>
    </style:style>
    <style:style style:name="P6" style:family="paragraph" style:parent-style-name="Standard">
      <style:paragraph-properties fo:text-align="center" style:justify-single-word="false"/>
      <style:text-properties fo:color="#000000" style:font-name="Inconsolata" fo:font-size="18pt" fo:font-weight="bold" officeooo:rsid="00036ef8" officeooo:paragraph-rsid="00036ef8" style:font-size-asian="18pt" style:font-weight-asian="bold" style:font-size-complex="18pt" style:font-weight-complex="bold"/>
    </style:style>
    <style:style style:name="P7" style:family="paragraph" style:parent-style-name="Standard" style:list-style-name="L1">
      <style:paragraph-properties fo:text-align="center" style:justify-single-word="false" fo:break-before="page"/>
      <style:text-properties fo:color="#000000" style:font-name="Inconsolata" fo:font-size="18pt" officeooo:rsid="00036ef8" officeooo:paragraph-rsid="00036ef8" style:font-size-asian="18pt" style:font-size-complex="18pt"/>
    </style:style>
    <style:style style:name="P8" style:family="paragraph" style:parent-style-name="Text_20_body">
      <style:paragraph-properties fo:text-align="justify" style:justify-single-word="false"/>
      <style:text-properties style:font-name="Decima Nova Pro" fo:font-size="11pt"/>
    </style:style>
    <style:style style:name="P9" style:family="paragraph" style:parent-style-name="Text_20_body">
      <style:paragraph-properties fo:text-align="justify" style:justify-single-word="false"/>
    </style:style>
    <style:style style:name="P10" style:family="paragraph" style:parent-style-name="Text_20_body">
      <style:text-properties style:font-name="Droid Sans" fo:font-size="14pt" style:font-size-asian="14pt" style:font-size-complex="14pt"/>
    </style:style>
    <style:style style:name="P11" style:family="paragraph" style:parent-style-name="Text_20_body">
      <style:paragraph-properties fo:text-align="center" style:justify-single-word="false"/>
      <style:text-properties style:font-name="Droid Sans" fo:font-size="14pt" officeooo:paragraph-rsid="00036ef8" style:font-size-asian="14pt" style:font-size-complex="14pt"/>
    </style:style>
    <style:style style:name="P12" style:family="paragraph" style:parent-style-name="Text_20_body">
      <style:paragraph-properties fo:line-height="120%"/>
    </style:style>
    <style:style style:name="P13" style:family="paragraph" style:parent-style-name="Text_20_body">
      <style:paragraph-properties fo:margin-left="0.635cm" fo:margin-right="0cm" fo:text-align="justify" style:justify-single-word="false" fo:text-indent="-0.501cm" style:auto-text-indent="false"/>
      <style:text-properties fo:color="#9900ff" style:font-name="Droid Sans" fo:font-size="14pt" officeooo:rsid="00036ef8" officeooo:paragraph-rsid="00036ef8" style:font-size-asian="14pt" style:font-size-complex="14pt"/>
    </style:style>
    <style:style style:name="P14" style:family="paragraph" style:parent-style-name="Text_20_body">
      <style:paragraph-properties fo:margin-left="0.635cm" fo:margin-right="0cm" fo:text-align="justify" style:justify-single-word="false" fo:text-indent="-0.501cm" style:auto-text-indent="false"/>
      <style:text-properties fo:color="#9900ff" style:font-name="Droid Sans" fo:font-size="14pt" officeooo:rsid="00036ef8" officeooo:paragraph-rsid="000658c8" style:font-size-asian="14pt" style:font-size-complex="14pt"/>
    </style:style>
    <style:style style:name="P15" style:family="paragraph" style:parent-style-name="Text_20_body">
      <style:paragraph-properties fo:margin-left="0.635cm" fo:margin-right="0cm" fo:text-align="justify" style:justify-single-word="false" fo:text-indent="-0.501cm" style:auto-text-indent="false"/>
      <style:text-properties style:font-name="Droid Sans" fo:font-size="14pt" style:font-size-asian="14pt" style:font-size-complex="14pt"/>
    </style:style>
    <style:style style:name="P16" style:family="paragraph" style:parent-style-name="Text_20_body">
      <style:paragraph-properties fo:margin-left="0.635cm" fo:margin-right="0cm" fo:text-align="justify" style:justify-single-word="false" fo:text-indent="-0.501cm" style:auto-text-indent="false"/>
      <style:text-properties style:font-name="Droid Sans" fo:font-size="14pt" officeooo:rsid="00036ef8" officeooo:paragraph-rsid="0007c676" style:font-size-asian="14pt" style:font-size-complex="14pt"/>
    </style:style>
    <style:style style:name="P17" style:family="paragraph" style:parent-style-name="Text_20_body">
      <style:paragraph-properties fo:margin-left="0.635cm" fo:margin-right="0cm" fo:text-align="justify" style:justify-single-word="false" fo:text-indent="-0.501cm" style:auto-text-indent="false"/>
      <style:text-properties style:font-name="Droid Sans" fo:font-size="14pt" officeooo:rsid="00036ef8" officeooo:paragraph-rsid="0004f726" style:font-size-asian="14pt" style:font-size-complex="14pt"/>
    </style:style>
    <style:style style:name="P18" style:family="paragraph" style:parent-style-name="Text_20_body">
      <style:paragraph-properties fo:margin-left="0.635cm" fo:margin-right="0cm" fo:text-align="justify" style:justify-single-word="false" fo:text-indent="-0.501cm" style:auto-text-indent="false"/>
      <style:text-properties style:font-name="Droid Sans" fo:font-size="14pt" officeooo:rsid="00036ef8" officeooo:paragraph-rsid="00036ef8" style:font-size-asian="14pt" style:font-size-complex="14pt"/>
    </style:style>
    <style:style style:name="P19" style:family="paragraph" style:parent-style-name="Text_20_body">
      <style:paragraph-properties fo:margin-left="0.635cm" fo:margin-right="0cm" fo:text-align="justify" style:justify-single-word="false" fo:text-indent="-0.501cm" style:auto-text-indent="false"/>
      <style:text-properties style:font-name="Droid Sans" fo:font-size="14pt" officeooo:rsid="00036ef8" officeooo:paragraph-rsid="0006266d" style:font-size-asian="14pt" style:font-size-complex="14pt"/>
    </style:style>
    <style:style style:name="P20" style:family="paragraph" style:parent-style-name="Text_20_body">
      <style:paragraph-properties fo:margin-left="0.635cm" fo:margin-right="0cm" fo:text-align="justify" style:justify-single-word="false" fo:text-indent="-0.501cm" style:auto-text-indent="false"/>
      <style:text-properties style:font-name="Droid Sans" fo:font-size="14pt" officeooo:rsid="00036ef8" officeooo:paragraph-rsid="00067e7a" style:font-size-asian="14pt" style:font-size-complex="14pt"/>
    </style:style>
    <style:style style:name="P21" style:family="paragraph" style:parent-style-name="Text_20_body">
      <style:paragraph-properties fo:margin-left="0.635cm" fo:margin-right="0cm" fo:text-align="justify" style:justify-single-word="false" fo:text-indent="-0.501cm" style:auto-text-indent="false" fo:break-before="page"/>
      <style:text-properties style:font-name="Droid Sans" fo:font-size="14pt" officeooo:rsid="00036ef8" officeooo:paragraph-rsid="00036ef8" style:font-size-asian="14pt" style:font-size-complex="14pt"/>
    </style:style>
    <style:style style:name="P22" style:family="paragraph" style:parent-style-name="Text_20_body">
      <style:paragraph-properties fo:margin-left="0.635cm" fo:margin-right="0cm" fo:text-align="justify" style:justify-single-word="false" fo:text-indent="0cm" style:auto-text-indent="false"/>
      <style:text-properties style:font-name="Droid Sans" fo:font-size="14pt" style:font-size-asian="14pt" style:font-size-complex="14pt"/>
    </style:style>
    <style:style style:name="P23" style:family="paragraph" style:parent-style-name="Text_20_body">
      <style:paragraph-properties fo:margin-left="0cm" fo:margin-right="0cm" fo:text-align="justify" style:justify-single-word="false" fo:text-indent="0cm" style:auto-text-indent="false"/>
      <style:text-properties fo:color="#9900ff" style:font-name="Droid Sans" fo:font-size="14pt" officeooo:rsid="00036ef8" officeooo:paragraph-rsid="000658c8" style:font-size-asian="14pt" style:font-size-complex="14pt"/>
    </style:style>
    <style:style style:name="P24" style:family="paragraph" style:parent-style-name="Text_20_body">
      <style:paragraph-properties fo:margin-left="0cm" fo:margin-right="0cm" fo:text-align="justify" style:justify-single-word="false" fo:text-indent="0cm" style:auto-text-indent="false" fo:break-before="page"/>
      <style:text-properties fo:color="#9900ff" officeooo:rsid="00036ef8" officeooo:paragraph-rsid="000658c8"/>
    </style:style>
    <style:style style:name="P25" style:family="paragraph" style:parent-style-name="Text_20_body">
      <style:paragraph-properties fo:margin-left="0cm" fo:margin-right="0cm" fo:text-align="center" style:justify-single-word="false" fo:text-indent="0cm" style:auto-text-indent="false" fo:break-before="page"/>
      <style:text-properties style:text-underline-style="solid" style:text-underline-width="auto" style:text-underline-color="font-color" officeooo:paragraph-rsid="000658c8"/>
    </style:style>
    <style:style style:name="T1" style:family="text">
      <style:text-properties fo:color="#ff3333"/>
    </style:style>
    <style:style style:name="T2" style:family="text">
      <style:text-properties fo:color="#ff3333" style:font-name="Decima Nova Pro" fo:font-size="11pt"/>
    </style:style>
    <style:style style:name="T3" style:family="text">
      <style:text-properties fo:color="#ff3333" style:font-name="Decima Nova Pro" fo:font-size="11pt" officeooo:rsid="0006266d"/>
    </style:style>
    <style:style style:name="T4" style:family="text">
      <style:text-properties fo:color="#ff3333" style:font-name="Decima Nova Pro" fo:font-size="11pt" officeooo:rsid="000658c8"/>
    </style:style>
    <style:style style:name="T5" style:family="text">
      <style:text-properties fo:color="#ff3333" fo:font-size="11pt"/>
    </style:style>
    <style:style style:name="T6" style:family="text">
      <style:text-properties fo:color="#ff3333" fo:font-size="11pt" officeooo:rsid="0006266d"/>
    </style:style>
    <style:style style:name="T7" style:family="text">
      <style:text-properties fo:color="#ff3333" officeooo:rsid="0006266d"/>
    </style:style>
    <style:style style:name="T8" style:family="text">
      <style:text-properties fo:color="#33ff99"/>
    </style:style>
    <style:style style:name="T9" style:family="text">
      <style:text-properties fo:color="#33ff99" style:font-name="Decima Nova Pro" fo:font-size="11pt"/>
    </style:style>
    <style:style style:name="T10" style:family="text">
      <style:text-properties fo:color="#33ff99" style:font-name="Decima Nova Pro" fo:font-size="11pt" officeooo:rsid="0006266d"/>
    </style:style>
    <style:style style:name="T11" style:family="text">
      <style:text-properties fo:color="#33ff99" fo:font-size="11pt"/>
    </style:style>
    <style:style style:name="T12" style:family="text">
      <style:text-properties fo:color="#33ff99" fo:font-size="11pt" officeooo:rsid="0006266d"/>
    </style:style>
    <style:style style:name="T13" style:family="text">
      <style:text-properties fo:color="#33ff99" officeooo:rsid="0006266d"/>
    </style:style>
    <style:style style:name="T14" style:family="text">
      <style:text-properties fo:color="#000000"/>
    </style:style>
    <style:style style:name="T15" style:family="text">
      <style:text-properties fo:color="#000000" style:font-name="Decima Nova Pro" fo:font-size="14pt" style:text-underline-style="solid" style:text-underline-width="auto" style:text-underline-color="font-color" fo:font-weight="bold" officeooo:rsid="00036ef8" style:font-size-asian="18pt" style:font-weight-asian="bold" style:font-size-complex="18pt" style:font-weight-complex="bold"/>
    </style:style>
    <style:style style:name="T16" style:family="text">
      <style:text-properties fo:color="#000000" style:font-name="Decima Nova Pro" fo:font-size="14pt" fo:font-weight="bold" officeooo:rsid="00036ef8" style:font-size-asian="14pt" style:font-size-complex="14pt"/>
    </style:style>
    <style:style style:name="T17" style:family="text">
      <style:text-properties fo:color="#000000" style:font-name="Decima Nova Pro" fo:font-size="14pt" fo:font-weight="bold" officeooo:rsid="000992eb" style:font-size-asian="14pt" style:font-size-complex="14pt"/>
    </style:style>
    <style:style style:name="T18" style:family="text">
      <style:text-properties fo:color="#000000" style:font-name="Decima Nova Pro" fo:font-size="11pt"/>
    </style:style>
    <style:style style:name="T19" style:family="text">
      <style:text-properties fo:color="#000000" style:font-name="Decima Nova Pro" fo:font-size="11pt" officeooo:rsid="000658c8"/>
    </style:style>
    <style:style style:name="T20" style:family="text">
      <style:text-properties fo:color="#000000" fo:font-size="14pt" style:text-underline-style="solid" style:text-underline-width="auto" style:text-underline-color="font-color" fo:font-weight="bold" officeooo:rsid="00036ef8" style:font-size-asian="18pt" style:font-weight-asian="bold" style:font-size-complex="18pt" style:font-weight-complex="bold"/>
    </style:style>
    <style:style style:name="T21" style:family="text">
      <style:text-properties fo:color="#000000" fo:font-size="11pt"/>
    </style:style>
    <style:style style:name="T22" style:family="text">
      <style:text-properties fo:color="#000000" fo:font-size="11pt" officeooo:rsid="000658c8"/>
    </style:style>
    <style:style style:name="T23" style:family="text">
      <style:text-properties fo:color="#000000" style:text-underline-style="solid" style:text-underline-width="auto" style:text-underline-color="font-color" fo:font-weight="bold" officeooo:rsid="00036ef8" style:font-weight-asian="bold" style:font-weight-complex="bold"/>
    </style:style>
    <style:style style:name="T24" style:family="text">
      <style:text-properties fo:color="#000000" officeooo:rsid="000658c8"/>
    </style:style>
    <style:style style:name="T25" style:family="text">
      <style:text-properties fo:font-weight="bold"/>
    </style:style>
    <style:style style:name="T26" style:family="text">
      <style:text-properties fo:font-weight="bold" style:font-weight-asian="bold" style:font-weight-complex="bold"/>
    </style:style>
    <style:style style:name="T27" style:family="text">
      <style:text-properties fo:font-weight="bold" officeooo:rsid="0006266d" style:font-weight-asian="bold" style:font-weight-complex="bold"/>
    </style:style>
    <style:style style:name="T28" style:family="text">
      <style:text-properties fo:font-weight="bold" officeooo:rsid="000658c8" style:font-weight-asian="bold" style:font-weight-complex="bold"/>
    </style:style>
    <style:style style:name="T29" style:family="text">
      <style:text-properties fo:color="#00ccff"/>
    </style:style>
    <style:style style:name="T30" style:family="text">
      <style:text-properties fo:color="#00ccff" style:font-name="Decima Nova Pro" fo:font-size="11pt"/>
    </style:style>
    <style:style style:name="T31" style:family="text">
      <style:text-properties fo:color="#00ccff" fo:font-size="11pt"/>
    </style:style>
    <style:style style:name="T32" style:family="text">
      <style:text-properties officeooo:rsid="00036ef8"/>
    </style:style>
    <style:style style:name="T33" style:family="text">
      <style:text-properties fo:font-variant="normal" fo:text-transform="none"/>
    </style:style>
    <style:style style:name="T34" style:family="text">
      <style:text-properties fo:font-variant="normal" fo:text-transform="none" style:font-name="Decima Nova Pro" fo:font-size="11pt"/>
    </style:style>
    <style:style style:name="T35" style:family="text">
      <style:text-properties fo:font-variant="normal" fo:text-transform="none" fo:font-size="11pt"/>
    </style:style>
    <style:style style:name="T36" style:family="text">
      <style:text-properties style:font-name="Decima Nova Pro" fo:font-size="11pt"/>
    </style:style>
    <style:style style:name="T37" style:family="text">
      <style:text-properties style:font-name="Decima Nova Pro" fo:font-size="11pt" officeooo:rsid="00036ef8"/>
    </style:style>
    <style:style style:name="T38" style:family="text">
      <style:text-properties style:font-name="Decima Nova Pro" fo:font-size="11pt" officeooo:rsid="0006266d"/>
    </style:style>
    <style:style style:name="T39" style:family="text">
      <style:text-properties style:font-name="Decima Nova Pro" fo:font-size="11pt" officeooo:rsid="000658c8"/>
    </style:style>
    <style:style style:name="T40" style:family="text">
      <style:text-properties style:font-name="Decima Nova Pro" fo:font-size="11pt" officeooo:rsid="0007c676"/>
    </style:style>
    <style:style style:name="T41" style:family="text">
      <style:text-properties style:font-name="Decima Nova Pro" fo:font-size="11pt" fo:font-weight="bold" style:font-weight-asian="bold" style:font-weight-complex="bold"/>
    </style:style>
    <style:style style:name="T42" style:family="text">
      <style:text-properties style:font-name="Decima Nova Pro" fo:font-size="11pt" fo:font-weight="bold" officeooo:rsid="0006266d" style:font-weight-asian="bold" style:font-weight-complex="bold"/>
    </style:style>
    <style:style style:name="T43" style:family="text">
      <style:text-properties style:font-name="Decima Nova Pro" fo:font-size="11pt" fo:font-weight="bold" officeooo:rsid="000658c8" style:font-weight-asian="bold" style:font-weight-complex="bold"/>
    </style:style>
    <style:style style:name="T44" style:family="text">
      <style:text-properties fo:font-size="11pt"/>
    </style:style>
    <style:style style:name="T45" style:family="text">
      <style:text-properties fo:font-size="11pt" officeooo:rsid="00036ef8"/>
    </style:style>
    <style:style style:name="T46" style:family="text">
      <style:text-properties fo:font-size="11pt" fo:font-weight="bold" style:font-weight-asian="bold" style:font-weight-complex="bold"/>
    </style:style>
    <style:style style:name="T47" style:family="text">
      <style:text-properties fo:font-size="11pt" fo:font-weight="bold" officeooo:rsid="0006266d" style:font-weight-asian="bold" style:font-weight-complex="bold"/>
    </style:style>
    <style:style style:name="T48" style:family="text">
      <style:text-properties fo:font-size="11pt" fo:font-weight="bold" officeooo:rsid="000658c8" style:font-weight-asian="bold" style:font-weight-complex="bold"/>
    </style:style>
    <style:style style:name="T49" style:family="text">
      <style:text-properties fo:font-size="11pt" officeooo:rsid="0007c676"/>
    </style:style>
    <style:style style:name="T50" style:family="text">
      <style:text-properties fo:font-size="11pt" officeooo:rsid="0006266d"/>
    </style:style>
    <style:style style:name="T51" style:family="text">
      <style:text-properties style:text-line-through-style="solid" style:text-line-through-type="single"/>
    </style:style>
    <style:style style:name="T52" style:family="text">
      <style:text-properties style:text-line-through-style="solid" style:text-line-through-type="single" style:font-name="Decima Nova Pro" fo:font-size="11pt"/>
    </style:style>
    <style:style style:name="T53" style:family="text">
      <style:text-properties style:text-line-through-style="solid" style:text-line-through-type="single" fo:font-size="11pt"/>
    </style:style>
    <style:style style:name="T54" style:family="text">
      <style:text-properties fo:color="#9900ff"/>
    </style:style>
    <style:style style:name="T55" style:family="text">
      <style:text-properties fo:color="#9900ff" style:font-name="Decima Nova Pro" fo:font-size="11pt"/>
    </style:style>
    <style:style style:name="T56" style:family="text">
      <style:text-properties fo:color="#9900ff" style:text-line-through-style="solid" style:text-line-through-type="single"/>
    </style:style>
    <style:style style:name="T57" style:family="text">
      <style:text-properties fo:color="#9900ff" style:text-line-through-style="solid" style:text-line-through-type="single" style:font-name="Decima Nova Pro" fo:font-size="11pt"/>
    </style:style>
    <style:style style:name="T58" style:family="text">
      <style:text-properties fo:color="#9900ff" style:text-line-through-style="solid" style:text-line-through-type="single" fo:font-size="11pt"/>
    </style:style>
    <style:style style:name="T59" style:family="text">
      <style:text-properties fo:color="#9900ff" fo:font-size="11pt"/>
    </style:style>
    <style:style style:name="T60" style:family="text">
      <style:text-properties officeooo:rsid="0006266d"/>
    </style:style>
    <style:style style:name="T61" style:family="text">
      <style:text-properties officeooo:rsid="0007c676"/>
    </style:style>
    <style:style style:name="T62" style:family="text">
      <style:text-properties officeooo:rsid="000992e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autas a seguir en la normalización</text:p>
      <text:p text:style-name="P2"/>
      <text:p text:style-name="P1"/>
      <text:p text:style-name="P3">1) Establecer las <text:span text:style-name="T1">claves principales</text:span> de cada entidad.</text:p>
      <text:p text:style-name="P3"/>
      <text:p text:style-name="P3">2) Separar los atributos compuestos.</text:p>
      <text:p text:style-name="P3"/>
      <text:p text:style-name="P3">3) Eliminar los atributos múltiples, generando con ellos una nueva tabla. Esta tabla se vincula a la tabla original, con una relación N:1 (recayendo la cardinalidad de 1 a la tabla nueva), por lo que la clave de esta nueva tabla se traslada a la original a modo de <text:span text:style-name="T8">clave ajena o foránea</text:span>.</text:p>
      <text:p text:style-name="P3"/>
      <text:p text:style-name="P3">4) Normalizar el resto de relaciones:</text:p>
      <text:p text:style-name="P3"/>
      <text:list xml:id="list7814883842118537926" text:style-name="L1">
        <text:list-item>
          <text:p text:style-name="P4">Las especializaciones requieren la copia de la clave principal de la entidad principal a las especializaciones, pasando como nueva <text:span text:style-name="T1">clave principal</text:span>.</text:p>
          <text:p text:style-name="P4"/>
        </text:list-item>
        <text:list-item>
          <text:p text:style-name="P4">Las relaciones N:1 (o 1:N) requieren la copia de la clave principal de la entidad que participa como 1 a la entidad que participa como N. Esta clave es la <text:span text:style-name="T8">clave ajena o foránea</text:span><text:span text:style-name="T14">.</text:span></text:p>
          <text:p text:style-name="P4"><text:span text:style-name="T8"/></text:p>
        </text:list-item>
        <text:list-item>
          <text:p text:style-name="P5">Las relaciones N:N conllevan la generación de una entidad intermedia (usualmente llamada como combinación de las dos si no hay un nombre mejor) y que, además de tener como atributos cualquier elemento que apareciese en mitad de la relación, tiene como <text:span text:style-name="T26">ambas</text:span> <text:span text:style-name="T1">claves primarias</text:span> las de las entidades originales.</text:p>
          <text:p text:style-name="P5"/>
        </text:list-item>
        <text:list-item>
          <text:p text:style-name="P5">Las relaciones 1:1 exigen la transferencia de la clave principal de una de las entidades a la otra. Esta transferencia se hace según lo adecuado a cada problema y la nueva clave recibe el nombre de <text:span text:style-name="T29">clave única</text:span>.</text:p>
          <text:p text:style-name="P7"><text:span text:style-name="T26">Ejemplos resueltos</text:span></text:p>
        </text:list-item>
      </text:list>
      <text:p text:style-name="P6"/>
      <text:p text:style-name="P6"/>
      <text:p text:style-name="P11"><text:span text:style-name="T23">TROBADA D’AMICS</text:span></text:p>
      <text:p text:style-name="P11"><text:span text:style-name="T23"/></text:p>
      <text:p text:style-name="P10">Se necesita preparar un Modelo E-R para registrar toda la información relativa alclub de tiempo libre <text:span text:style-name="T25">TROBADA D’AMICS</text:span>del colegio de Salesianos. Para ello, interesa conocer información de lossocios, y actividades que se realizan, teniendo en cuenta que:</text:p>
      <text:p text:style-name="P10"/>
      <text:p text:style-name="P15">1.<text:span text:style-name="T33"> </text:span>Tenemos información de los Socios del club que pueden ser Alumnos, Monitores, NoAlumnos. De todos ellos se precisa conocer el número de socio, nombre, apellidos, fechaNacimiento, edad, domicilio, móvil, email y otros datos. De los Alumnos se precisa además conocer el nombre del padre, de la madre, móvil de contacto. De los Monitores la fecha de comienzo como monitor, cualidades personales. De los NoAlumnos el nombre del padre, de la madre, móvil de contacto, descripción personal.</text:p>
      <text:p text:style-name="P15">2.<text:span text:style-name="T33"> </text:span>Tenemos que conocer la sección que se les ha asociado (normalmente se hace en función de la fecha de nacimiento) a los alumnos y noAlumnos, y además de los noAlumnostenemos que conocer el colegio al que pertenecen. Tenemos guardados el nombre, domicilio, tfno. de todos los colegios de Zaragoza. De la sección se conoce el código, nombre y las características. </text:p>
      <text:p text:style-name="P15">3.<text:span text:style-name="T33"> </text:span>Los Socios pueden participar o no en las diferentes actividades que se organizan (las actividades siempre van a tener participantes ya que se ha realizado un sondeo previo para ver la participación) De cada actividad conocemos el número, nombre, precio, día que se desarrolla, hora de inicio, hora de fin.</text:p>
      <text:p text:style-name="P15">4.<text:span text:style-name="T33"> </text:span>Una actividad se desarrolla en un lugar determinado (podemos tener lugares donde nunca se haya desarrollado ninguna actividades) y es dirigida por un solo Monitor (no todos los monitores dirigen actividades). De los lugares se conoce el nombre, ubicación, características. </text:p>
      <text:p text:style-name="P22"/>
      <text:p text:style-name="P15">5.<text:span text:style-name="T33"> </text:span>Una actividad requiere de la utilización de materiales. Tenemos registrados materiales que siempre son usado<text:span text:style-name="T32">s </text:span>al menos en una actividad. De ellos se conoce el código, nombre, lugar donde se guarda. Cada actividad requiere conocer la cantidad de material empleado.</text:p>
      <text:p text:style-name="P15">6.<text:span text:style-name="T33"> </text:span>La actividad recibe una valoración donde queda registrado el tiempo final empleado, incidencias que han surgido, sugerencias, web donde se publican las fotos, puntuación (Del 1 al 10).</text:p>
      <text:p text:style-name="P21"><text:span text:style-name="T26">SOCIOS</text:span> (<text:span text:style-name="T1">idSocio</text:span>, nombre, apellidos, fechaNacimiento, <text:span text:style-name="T51">edad</text:span>, domicilio, <text:span text:style-name="T54">cp, </text:span><text:span text:style-name="T56">ciudad</text:span><text:span text:style-name="T54">, </text:span><text:span text:style-name="T8">idCiudad, </text:span><text:span text:style-name="T14">movil</text:span>, email, od)</text:p>
      <text:p text:style-name="P16"><text:tab/><text:span text:style-name="T26">NOALUMNOS</text:span> (<text:span text:style-name="T1">idSocio, </text:span>nombrePadre, nombreMadre, movilContacto, descripcionPersonal, <text:span text:style-name="T8">idSeccion, idColegio)</text:span>)</text:p>
      <text:p text:style-name="P17"><text:tab/><text:span text:style-name="T26">ALUMNOS</text:span> (<text:span text:style-name="T1">idSocio , </text:span>nombrePadre, nombreMadre, movilContacto, descripcionPersonal, <text:span text:style-name="T8">idSeccion</text:span>)</text:p>
      <text:p text:style-name="P17"><text:span text:style-name="T26">MONITORES</text:span> (<text:span text:style-name="T1">idSocio, </text:span>fechaIncorporación, cualidades<text:span text:style-name="T61">)</text:span></text:p>
      <text:p text:style-name="P18"><text:span text:style-name="T26">SECCIONES</text:span> (<text:span text:style-name="T1">idSeccion, </text:span><text:span text:style-name="T14">nombre</text:span>, caracteristicas)</text:p>
      <text:p text:style-name="P18"><text:span text:style-name="T26">COLEGIOS</text:span> (<text:span text:style-name="T1">idColegio, </text:span><text:span text:style-name="T14">nombre</text:span>, domicilio, <text:span text:style-name="T54">cp, </text:span><text:span text:style-name="T56">ciudad</text:span><text:span text:style-name="T54">, </text:span><text:span text:style-name="T8">idCiudad, </text:span><text:span text:style-name="T14">tfno</text:span>)</text:p>
      <text:p text:style-name="P19"><text:span text:style-name="T26">ACTIVIDADES</text:span> (<text:span text:style-name="T1">idActividad, </text:span><text:span text:style-name="T14">nombre</text:span>, precio, <text:span text:style-name="T14">dia, horaInicio, horaFin, </text:span><text:span text:style-name="T8">idSocio</text:span><text:span text:style-name="T13">Monitor, </text:span><text:span text:style-name="T8">id</text:span><text:span text:style-name="T13">Lugar</text:span>)</text:p>
      <text:p text:style-name="P19"><text:span text:style-name="T27">LUGARES</text:span> (<text:span text:style-name="T1">id</text:span><text:span text:style-name="T7">Lugar</text:span><text:span text:style-name="T1">, </text:span><text:span text:style-name="T14">nombre</text:span><text:span text:style-name="T1">, </text:span><text:span text:style-name="T24">ubicacion</text:span><text:span text:style-name="T54">,</text:span> <text:span text:style-name="T60">caracteristicas</text:span>)</text:p>
      <text:p text:style-name="P18"><text:span text:style-name="T26">MATERIALES</text:span> (<text:span text:style-name="T1">idMaterial, </text:span><text:span text:style-name="T14">nombre</text:span>, lugarAlmacen)</text:p>
      <text:p text:style-name="P20"><text:span text:style-name="T26">VALORACIONES</text:span> (<text:span text:style-name="T1">idValoracion, </text:span><text:span text:style-name="T14">tiempo</text:span>, incidencias, sugerencias<text:span text:style-name="T14">, url, </text:span><text:span text:style-name="T29">idActividad</text:span>)</text:p>
      <text:p text:style-name="P13"><text:span text:style-name="T26">CIUDADES</text:span> <text:span text:style-name="T14">(</text:span><text:span text:style-name="T1">idCiudad</text:span><text:span text:style-name="T14">, nombre)</text:span></text:p>
      <text:p text:style-name="P14"><text:span text:style-name="T28">REQUERIMIENTOSMATERIALES</text:span><text:span text:style-name="T14"> (</text:span><text:span text:style-name="T1">idActividad</text:span><text:span text:style-name="T14">, </text:span><text:span text:style-name="T1">idMaterial, </text:span><text:span text:style-name="T24">cantidad</text:span><text:span text:style-name="T14">)</text:span></text:p>
      <text:p text:style-name="P14"><text:span text:style-name="T28">PARTICIPACIONES</text:span><text:span text:style-name="T14"> (</text:span><text:span text:style-name="T1">idSocio</text:span><text:span text:style-name="T14">, </text:span><text:span text:style-name="T1">idActividad</text:span><text:span text:style-name="T14">)</text:span></text:p>
      <text:p text:style-name="P23"><text:span text:style-name="T14"/></text:p>
      <text:p text:style-name="P25"><text:span text:style-name="T16">CRUCEROS MAR DE CADI</text:span><text:span text:style-name="T17">Z</text:span></text:p>
      <text:p text:style-name="P9"/>
      <text:p text:style-name="P12"><text:span text:style-name="T36">Una empresa de Cruceros con varias flotas de cruceros desea gestionar los viajes realizados por diferentes ciudades y los miembros de la tripulación.</text:span></text:p>
      <text:p text:style-name="P8">Para ello co<text:span text:style-name="T62">n</text:span>tamos con los siguiente:</text:p>
      <text:p text:style-name="P9"/>
      <text:p text:style-name="P8">1- Los viajes se identifican por un nº, fecha de salida, fecha de llegada y se conoce el crucero que va a realizar el viaje. De los cruceros sabemos el código, nombre, capacidad, año de compra, comentarios.</text:p>
      <text:p text:style-name="P9"/>
      <text:p text:style-name="P8">2- Tenemos un registro de ciudades de las cuales conocemos el código, nombre, país e idioma y diferenciamos las ciudades portuarias de las que conocemos la moneda, clima, descripción histórica, nº de habitantes. De las no portuarias que conocemos la renta per cápita por habitante. </text:p>
      <text:p text:style-name="P9"/>
      <text:p text:style-name="P8">3- Se desea conocer la ciudad portuaria desde donde tiene la salida y la llegada el viaje. Igualmente para cada viaje conocemos las ciudades portuarias donde se hace escala, el día y la hora aproximada de llegada. (todo viaje realiza al menos una escala)</text:p>
      <text:p text:style-name="P9"/>
      <text:p text:style-name="P8">4- De cada viaje conocemos la tripulación que lo compone, pudiendo la tripulación realizar otros viajes. De la tripulación sabemos el código, nombre apellidos, fecha nacimiento. Además de cada miembro de la tripulación necesitamos saber la ciudad de nacimiento.</text:p>
      <text:p text:style-name="P9"/>
      <text:p text:style-name="P8">Después de plantear el modelo E-R te piden el siguiente cambio:</text:p>
      <text:p text:style-name="P9"/>
      <text:p text:style-name="P8">En las ciudades necesitamos conocer todos los posibles idiomas que se hablen. Igualmente de la tripulación necesitamos conocer que idiomas hablan y el nivel que tienen de cada uno de ellos. </text:p>
      <text:p text:style-name="P9"/>
      <text:p text:style-name="P8">Indica que cambios realizarías para que pudiera contemplarse este cambio tanto en el modelo relacional como en entidades y atributos. </text:p>
      <text:p text:style-name="P23"><text:span text:style-name="T14"/></text:p>
      <text:p text:style-name="P24"><text:span text:style-name="T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cima Nova Pro" svg:font-family="'Decima Nova Pro'"/>
    <style:font-face style:name="Tahoma1" svg:font-family="Tahoma"/>
    <style:font-face style:name="Inconsolata" svg:font-family="Inconsolata"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1M3S</meta:editing-duration>
    <meta:editing-cycles>9</meta:editing-cycles>
    <meta:generator>LibreOffice/5.2.3.3$Windows_X86_64 LibreOffice_project/d54a8868f08a7b39642414cf2c8ef2f228f780cf</meta:generator>
    <dc:date>2016-11-28T19:38:06.208000000</dc:date>
    <meta:document-statistic meta:table-count="0" meta:image-count="0" meta:object-count="0" meta:page-count="5" meta:paragraph-count="44" meta:word-count="909" meta:character-count="5931" meta:non-whitespace-character-count="5064"/>
    <meta:user-defined meta:name="Info 1"/>
    <meta:user-defined meta:name="Info 2"/>
    <meta:user-defined meta:name="Info 3"/>
    <meta:user-defined meta:name="Info 4"/>
  </office:meta>
</office:document-meta>
</file>